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indo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Windo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win.html" text:style-name="Internet_20_link" text:visited-style-name="Visited_20_Internet_20_Link">link</text:a>)</text:p>

            
                <text:list xml:id="list_Window2" text:continue-numbering="true" text:continue-list="list_Wind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indo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indow4" text:continue-numbering="true" text:continue-list="list_Window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Window5" text:continue-numbering="true" text:continue-list="list_Window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Window6" text:continue-numbering="true" text:continue-list="list_Window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Window7" text:continue-numbering="true" text:continue-list="list_Window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Window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Window9" text:continue-numbering="true" text:continue-list="list_Window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Window10" text:continue-numbering="true" text:continue-list="list_Window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Window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Window12" text:continue-numbering="true" text:continue-list="list_Window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Window13" text:continue-numbering="true" text:continue-list="list_Window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Window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Window15" text:continue-numbering="true" text:continue-list="list_Window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Window16" text:continue-numbering="true" text:continue-list="list_Window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Window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Window18" text:continue-numbering="true" text:continue-list="list_Window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Window19" text:continue-numbering="true" text:continue-list="list_Window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Window20" text:continue-numbering="true" text:continue-list="list_Window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Window21" text:continue-numbering="true" text:continue-list="list_Window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Window22" text:continue-numbering="true" text:continue-list="list_Window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Window23" text:continue-numbering="true" text:continue-list="list_Window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Window24" text:continue-numbering="true" text:continue-list="list_Window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Window25" text:continue-numbering="true" text:continue-list="list_Window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Window26" text:continue-numbering="true" text:continue-list="list_Window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Window27" text:continue-numbering="true" text:continue-list="list_Window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Window28" text:continue-numbering="true" text:continue-list="list_Window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Window29" text:continue-numbering="true" text:continue-list="list_Window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Window30" text:continue-numbering="true" text:continue-list="list_Window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Window31" text:continue-numbering="true" text:continue-list="list_Window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Window32" text:continue-numbering="true" text:continue-list="list_Window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Window33" text:continue-numbering="true" text:continue-list="list_Window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Window34" text:continue-numbering="true" text:continue-list="list_Window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Window35" text:continue-numbering="true" text:continue-list="list_Window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Window36" text:continue-numbering="true" text:continue-list="list_Window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Window37" text:continue-numbering="true" text:continue-list="list_Window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Window38" text:continue-numbering="true" text:continue-list="list_Window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Window39" text:continue-numbering="true" text:continue-list="list_Window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Window40" text:continue-numbering="true" text:continue-list="list_Window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Window41" text:continue-numbering="true" text:continue-list="list_Window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Window42" text:continue-numbering="true" text:continue-list="list_Window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Window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Window44" text:continue-numbering="true" text:continue-list="list_Window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Window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Window46" text:continue-numbering="true" text:continue-list="list_Window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Window47" text:continue-numbering="true" text:continue-list="list_Window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Window48" text:continue-numbering="true" text:continue-list="list_Window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Window49" text:continue-numbering="true" text:continue-list="list_Window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Window50" text:continue-numbering="true" text:continue-list="list_Window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Window51" text:continue-numbering="true" text:continue-list="list_Window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Window52" text:continue-numbering="true" text:continue-list="list_Window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Window53" text:continue-numbering="true" text:continue-list="list_Window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Window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indow55" text:continue-numbering="true" text:continue-list="list_Window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indow56" text:continue-numbering="true" text:continue-list="list_Window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indow57" text:continue-numbering="true" text:continue-list="list_Window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